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1cm" svg:height="1.575cm" svg:x="4cm" svg:y="1.625cm">
          <text:p>bash2sql.y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4.1cm" svg:height="1.575cm" svg:x="4cm" svg:y="4cm">
          <text:p>bash2sql.lex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3.5cm" svg:height="1.3cm" svg:x="8.6cm" svg:y="1.7cm">
          <text:p text:style-name="P1">yacc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5cm" svg:height="1.3cm" svg:x="8.6cm" svg:y="4.1cm">
          <text:p text:style-name="P1">lex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501cm" svg:height="1.575cm" svg:x="12.599cm" svg:y="1.623cm">
          <text:p>y.tab.c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2.501cm" svg:height="1.575cm" svg:x="12.599cm" svg:y="3.998cm">
          <text:p>lex.yy.c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1.6cm" svg:height="4.1cm" svg:x="15.4cm" svg:y="1.6cm">
          <text:p text:style-name="P1">cc</text:p>
          <draw:enhanced-geometry svg:viewBox="0 0 21600 21600" draw:text-areas="0 ?f0 ?f5 ?f2" draw:mirror-horizontal="false" draw:mirror-vertical="false" draw:type="right-arrow" draw:modifiers="15837.5321336761 8211.265544989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4.2cm" svg:height="1.575cm" svg:x="17.8cm" svg:y="2.9cm">
          <text:p>kleinerParser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imilian Schüle</meta:initial-creator>
    <meta:creation-date>2014-10-31T21:27:01</meta:creation-date>
    <dc:date>2014-12-31T00:41:53</dc:date>
    <dc:creator>Maximilian Schüle</dc:creator>
    <meta:editing-duration>PT23M2S</meta:editing-duration>
    <meta:editing-cycles>7</meta:editing-cycles>
    <meta:generator>LibreOffice/3.5$Linux_X86_64 LibreOffice_project/350m1$Build-2</meta:generator>
    <meta:document-statistic meta:object-count="8"/>
  </office:meta>
</office:document-meta>
</file>